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el1" style:family="table">
      <style:table-properties style:width="18.016cm" fo:margin-left="0cm" table:align="left"/>
    </style:style>
    <style:style style:name="Tabel1.A" style:family="table-column">
      <style:table-column-properties style:column-width="8.756cm"/>
    </style:style>
    <style:style style:name="Tabel1.B" style:family="table-column">
      <style:table-column-properties style:column-width="6.458cm"/>
    </style:style>
    <style:style style:name="Tabel1.C" style:family="table-column">
      <style:table-column-properties style:column-width="1.448cm"/>
    </style:style>
    <style:style style:name="Tabel1.D" style:family="table-column">
      <style:table-column-properties style:column-width="1.355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D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8.016cm" fo:margin-left="0cm" table:align="left"/>
    </style:style>
    <style:style style:name="Tabel2.A" style:family="table-column">
      <style:table-column-properties style:column-width="8.756cm"/>
    </style:style>
    <style:style style:name="Tabel2.B" style:family="table-column">
      <style:table-column-properties style:column-width="6.458cm"/>
    </style:style>
    <style:style style:name="Tabel2.C" style:family="table-column">
      <style:table-column-properties style:column-width="1.448cm"/>
    </style:style>
    <style:style style:name="Tabel2.D" style:family="table-column">
      <style:table-column-properties style:column-width="1.355cm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D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8000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GUI test document</text:p>
      <text:p text:style-name="Text_20_body">This document is a checklist for the GUI. It is under development.</text:p>
      <text:p text:style-name="Text_20_body">Note: ALL tests are made with LANG=C.</text:p>
      <text:p text:style-name="Text_20_body">Starting is typically:</text:p>
      <text:p text:style-name="Text_20_body">export LANG=C</text:p>
      <text:p text:style-name="Text_20_body">export LANGUAGE=C</text:p>
      <text:p text:style-name="P1">../src/SnowStuffForHire.bin unittest.db /tmp/log.ssfh</text:p>
      <text:h text:style-name="Heading_20_1" text:outline-level="1">Print Item Barcodes</text:h>
      <text:p text:style-name="Text_20_body">Prerequisite: Use the ”unittest-db” database, that contains a number of items to rename. Pos printer must be attached</text:p>
      <text:p text:style-name="Text_20_body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header-rows>
          <table:table-row>
            <table:table-cell table:style-name="Tabel2.A1" office:value-type="string">
              <text:p text:style-name="Table_20_Heading">What to do</text:p>
            </table:table-cell>
            <table:table-cell table:style-name="Tabel2.A1" office:value-type="string">
              <text:p text:style-name="Table_20_Heading">Expected result</text:p>
            </table:table-cell>
            <table:table-cell table:style-name="Tabel2.A1" office:value-type="string">
              <text:p text:style-name="Table_20_Heading">Pass</text:p>
            </table:table-cell>
            <table:table-cell table:style-name="Tabel2.D1" office:value-type="string">
              <text:p text:style-name="Table_20_Heading">Fail</text:p>
            </table:table-cell>
          </table:table-row>
        </table:table-header-rows>
        <table:table-row>
          <table:table-cell table:style-name="Tabel2.A2" office:value-type="string">
            <text:p text:style-name="Table_20_Contents">Start application</text:p>
          </table:table-cell>
          <table:table-cell table:style-name="Tabel2.A2" office:value-type="string">
            <text:p text:style-name="Table_20_Contents">Main window show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Open print item barcode dialog (Alt+T, b)</text:p>
          </table:table-cell>
          <table:table-cell table:style-name="Tabel2.A2" office:value-type="string">
            <text:p text:style-name="Table_20_Contents">Print item barcode dialog shows, with focus in textedit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Enter 1&lt;return&gt;2&lt;return&gt;1000&lt;tab&gt;&lt;return&gt;</text:p>
          </table:table-cell>
          <table:table-cell table:style-name="Tabel2.A2" office:value-type="string">
            <text:p text:style-name="Table_20_Contents">Printer prints barcodes</text:p>
            <text:p text:style-name="Table_20_Contents">Dialog box saying that barcodes have been printed show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&lt;return&gt;</text:p>
          </table:table-cell>
          <table:table-cell table:style-name="Tabel2.A2" office:value-type="string">
            <text:p text:style-name="Table_20_Contents">Print id barcodes dialog disappears, main window show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Press Alt+F,x,&lt;space&gt;</text:p>
          </table:table-cell>
          <table:table-cell table:style-name="Tabel2.A2" office:value-type="string">
            <text:p text:style-name="Table_20_Contents">Application exit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</table:table>
      <text:p text:style-name="Standard"/>
      <text:h text:style-name="Heading_20_1" text:outline-level="1">Reid dialog</text:h>
      <text:p text:style-name="Text_20_body">Prerequisite: Use the ”unittest-db” database, that contains a number of items to rename.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header-rows>
          <table:table-row>
            <table:table-cell table:style-name="Tabel1.A1" office:value-type="string">
              <text:p text:style-name="Table_20_Heading">What to do</text:p>
            </table:table-cell>
            <table:table-cell table:style-name="Tabel1.A1" office:value-type="string">
              <text:p text:style-name="Table_20_Heading">Expected result</text:p>
            </table:table-cell>
            <table:table-cell table:style-name="Tabel1.A1" office:value-type="string">
              <text:p text:style-name="Table_20_Heading">Pass</text:p>
            </table:table-cell>
            <table:table-cell table:style-name="Tabel1.D1" office:value-type="string">
              <text:p text:style-name="Table_20_Heading">Fail</text:p>
            </table:table-cell>
          </table:table-row>
        </table:table-header-rows>
        <table:table-row>
          <table:table-cell table:style-name="Tabel1.A2" office:value-type="string">
            <text:p text:style-name="Table_20_Contents">Start application</text:p>
          </table:table-cell>
          <table:table-cell table:style-name="Tabel1.A2" office:value-type="string">
            <text:p text:style-name="Table_20_Contents">Main window show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Open reid dialog (Alt+s, r)</text:p>
          </table:table-cell>
          <table:table-cell table:style-name="Tabel1.A2" office:value-type="string">
            <text:p text:style-name="Table_20_Contents">Reid dialog shows, with focus in from id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1&lt;tab&gt; &lt;space&gt;</text:p>
          </table:table-cell>
          <table:table-cell table:style-name="Tabel1.A2" office:value-type="string">
            <text:p text:style-name="Table_20_Contents">Information about item 1 shown in text box. Focus in to id field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1000&lt;return&gt;</text:p>
          </table:table-cell>
          <table:table-cell table:style-name="Tabel1.A2" office:value-type="string">
            <text:p text:style-name="Table_20_Contents">A dialog box, confirming that the item with id 1 now have id 1000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Dialog box closes, reid dialog dis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Open reid dialog (Alt+s, r)</text:p>
          </table:table-cell>
          <table:table-cell table:style-name="Tabel1.A2" office:value-type="string">
            <text:p text:style-name="Table_20_Contents">Reid dialog shows, with focus in from id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ext:soft-page-break/>
        <table:table-row>
          <table:table-cell table:style-name="Tabel1.A2" office:value-type="string">
            <text:p text:style-name="Table_20_Contents">Enter 1&lt;tab&gt; &lt;space&gt;</text:p>
          </table:table-cell>
          <table:table-cell table:style-name="Tabel1.A2" office:value-type="string">
            <text:p text:style-name="Table_20_Contents">Error message telling that item 1 does not exist (critical error)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Error message disappears, reid box remain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hift focus to from id input field</text:p>
          </table:table-cell>
          <table:table-cell table:style-name="Tabel1.A2" office:value-type="string">
            <text:p text:style-name="Table_20_Contents">..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Delete entry, enter 1000 &lt;tab&gt; &lt;space&gt;</text:p>
          </table:table-cell>
          <table:table-cell table:style-name="Tabel1.A2" office:value-type="string">
            <text:p text:style-name="Table_20_Contents">Information about item 1 shown in text box. Focus in to id field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2&lt;return&gt;</text:p>
          </table:table-cell>
          <table:table-cell table:style-name="Tabel1.A2" office:value-type="string">
            <text:p text:style-name="Table_20_Contents">Error messages appears saying that item already exist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Error message disappears, reid box remain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Delete entry, enter 1, click on <text:span text:style-name="T1">”Apply”</text:span></text:p>
          </table:table-cell>
          <table:table-cell table:style-name="Tabel1.A2" office:value-type="string">
            <text:p text:style-name="Table_20_Contents">A dialog box, confirming that the item with id 1000 now have id 1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Dialog box closes, reid dialog remains and is cleared, focus in from i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”load file” button</text:p>
          </table:table-cell>
          <table:table-cell table:style-name="Tabel1.A2" office:value-type="string">
            <text:p text:style-name="Table_20_Contents">A dialog appears, explaining the process. 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A file select box 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Navigate to guitest/reid-dialog, select fail.test</text:p>
          </table:table-cell>
          <table:table-cell table:style-name="Tabel1.A2" office:value-type="string">
            <text:p text:style-name="Table_20_Contents">A dialog appears, asking for pattern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 button</text:p>
          </table:table-cell>
          <table:table-cell table:style-name="Tabel1.A2" office:value-type="string">
            <text:p text:style-name="Table_20_Contents">An error message appears, saying that item with id 3 already exists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 button</text:p>
          </table:table-cell>
          <table:table-cell table:style-name="Tabel1.A2" office:value-type="string">
            <text:p text:style-name="Table_20_Contents">Error message disappears, reid-dialog show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”load file” button</text:p>
          </table:table-cell>
          <table:table-cell table:style-name="Tabel1.A2" office:value-type="string">
            <text:p text:style-name="Table_20_Contents">A dialog appears, explaining the process. 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A file select box 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Navigate to guitest/reid-dialog, select ok.test</text:p>
          </table:table-cell>
          <table:table-cell table:style-name="Tabel1.A2" office:value-type="string">
            <text:p text:style-name="Table_20_Contents">A dialog appears, asking for pattern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A message appears, saying that 2 items have been given a new i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Message box disappears, reid-dialog remain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”Dismiss”</text:p>
          </table:table-cell>
          <table:table-cell table:style-name="Tabel1.A2" office:value-type="string">
            <text:p text:style-name="Table_20_Contents">reid-dialog close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Press Alt+F,x,&lt;space&gt;</text:p>
          </table:table-cell>
          <table:table-cell table:style-name="Tabel1.A2" office:value-type="string">
            <text:p text:style-name="Table_20_Contents">Application exit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</table:table>
      <text:p text:style-name="Text_20_body"/>
      <text:p text:style-name="Text_20_body">TODO: Using the barcode scanner with above... will have to wait, until I care to print <text:soft-page-break/>some stuff.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a" fo:country="DK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DejaVu Sans1" fo:font-size="16pt" style:font-name-asian="DejaVu Sans2" style:font-size-asian="16pt" style:font-name-complex="DejaVu Sans2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 fo:background-color="transparent"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text-properties fo:font-size="13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font-size="12pt" fo:font-weight="bold" style:font-size-asian="14pt" style:font-weight-asian="normal" style:font-size-complex="14pt" style:font-weight-complex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4T21:59:41</meta:creation-date>
    <dc:title>MadsDefaultDokument</dc:title>
    <meta:editing-duration>PT2H21M50S</meta:editing-duration>
    <meta:editing-cycles>10</meta:editing-cycles>
    <meta:generator>LibreOffice/3.3$Linux LibreOffice_project/330m19$Build-401</meta:generator>
    <meta:initial-creator>Mads Bondo Dydensborg</meta:initial-creator>
    <dc:date>2011-10-27T22:04:26</dc:date>
    <dc:creator>Mads Bondo Dydensborg</dc:creator>
    <meta:document-statistic meta:table-count="2" meta:image-count="0" meta:object-count="0" meta:page-count="3" meta:paragraph-count="83" meta:word-count="435" meta:character-count="2683"/>
    <meta:template xlink:type="simple" xlink:actuate="onRequest" xlink:title="MadsDefaultDokument" xlink:href="file:///home/madsdyd/.libreoffice/3/user/template/MadsDefaultDokument.ott" meta:date="2011-10-24T21:59:40"/>
  </office:meta>
</office:document-meta>
</file>